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13289" officeooo:paragraph-rsid="00113289"/>
    </style:style>
    <style:style style:name="P5" style:family="paragraph" style:parent-style-name="Standard">
      <style:text-properties officeooo:rsid="0012a45d" officeooo:paragraph-rsid="0012a45d"/>
    </style:style>
    <style:style style:name="P6" style:family="paragraph" style:parent-style-name="Standard">
      <style:text-properties officeooo:rsid="00134adb" officeooo:paragraph-rsid="00134adb"/>
    </style:style>
    <style:style style:name="P7" style:family="paragraph" style:parent-style-name="Standard">
      <style:text-properties officeooo:rsid="0013abbb" officeooo:paragraph-rsid="0013abbb"/>
    </style:style>
    <style:style style:name="P8" style:family="paragraph" style:parent-style-name="Standard">
      <style:text-properties officeooo:rsid="0015089d" officeooo:paragraph-rsid="0015089d"/>
    </style:style>
    <style:style style:name="P9" style:family="paragraph" style:parent-style-name="Standard">
      <style:text-properties officeooo:rsid="00168ec3" officeooo:paragraph-rsid="00168ec3"/>
    </style:style>
    <style:style style:name="P10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1" style:family="paragraph" style:parent-style-name="Standard">
      <style:text-properties officeooo:rsid="00168ec3" officeooo:paragraph-rsid="00168ec3"/>
    </style:style>
    <style:style style:name="P12" style:family="paragraph" style:parent-style-name="Standard">
      <style:text-properties officeooo:rsid="001967e8" officeooo:paragraph-rsid="001967e8"/>
    </style:style>
    <style:style style:name="T1" style:family="text">
      <style:text-properties fo:color="#bababa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10_1416542550"/><text:bookmark-start text:name="__DdeLink__3_1416542550"/>أ<text:bookmark-end text:name="__DdeLink__10_1416542550"/><text:bookmark-end text:name="__DdeLink__3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4">hello world</text:p>
      <text:p text:style-name="P5">go to hell</text:p>
      <text:p text:style-name="P6">why <text:s/>I go to <text:s/>hell ?</text:p>
      <text:p text:style-name="P6"/>
      <text:p text:style-name="P7">Hit diff</text:p>
      <text:p text:style-name="P7"/>
      <text:p text:style-name="P8">hello world </text:p>
      <text:p text:style-name="P9">new edite</text:p>
      <text:p text:style-name="P9"/>
      <text:p text:style-name="P12">new edite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30T20:12:58.709680435</dc:date>
    <meta:editing-duration>PT3H45M2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9" meta:character-count="228" meta:non-whitespace-character-count="198"/>
  </office:meta>
</office:document-meta>
</file>